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ter" svg:font-family="Bitter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cdda1"/>
    </style:style>
    <style:style style:name="P2" style:family="paragraph" style:parent-style-name="Text_20_body">
      <style:text-properties officeooo:rsid="001cdda1" officeooo:paragraph-rsid="001cdda1"/>
    </style:style>
    <style:style style:name="P3" style:family="paragraph" style:parent-style-name="Text_20_body">
      <style:text-properties officeooo:paragraph-rsid="001cdda1"/>
    </style:style>
    <style:style style:name="T1" style:family="text">
      <style:text-properties officeooo:rsid="001cdda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pecification</text:span></text:h>
      <text:section text:style-name="Sect1" text:name="Section1">
        <text:h text:style-name="Heading_20_2" text:outline-level="2">Computational Approach</text:h>
        <text:p text:style-name="P2">Described and justified the features that make the problem solvable by computational methods, explaining why it is amenable to a computational approach.</text:p>
        <text:h text:style-name="Heading_20_2" text:outline-level="2">Stakeholders</text:h>
        <text:p text:style-name="P2">Identified suitable stakeholders for the project and described them explaining how they will make use of the proposed solution and why it is appropriate to their needs.</text:p>
        <text:h text:style-name="Heading_20_2" text:outline-level="2">Research</text:h>
        <text:p text:style-name="P2">Researched the problem in depth looking at existing solutions to similar problems, identifying and justifying suitable approaches based on this research.</text:p>
        <text:h text:style-name="Heading_20_2" text:outline-level="2">Essential Features</text:h>
        <text:p text:style-name="P2">Identified the essential features of the proposed computational solution explaining these choices.</text:p>
        <text:h text:style-name="Heading_20_2" text:outline-level="2">Limitations</text:h>
        <text:p text:style-name="P2">Identified and explained with justification any limitations of the proposed solution.</text:p>
        <text:h text:style-name="Heading_20_2" text:outline-level="2">Requirements</text:h>
        <text:p text:style-name="P2">Specified and justified the requirements for the solution including (as appropriate) any hardware and software requirements.</text:p>
        <text:h text:style-name="Heading_20_2" text:outline-level="2">Success Criteria</text:h>
        <text:p text:style-name="P2">Identified and justified measurable success criteria for the proposed solution.</text:p>
        <text:h text:style-name="Heading_20_2" text:outline-level="2">Decomposition</text:h>
        <text:p text:style-name="P2">Broken the problem down systematically into a series of smaller problems suitable for computational solutions, explaining and justifying the process.</text:p>
        <text:h text:style-name="Heading_20_2" text:outline-level="2">Structure</text:h>
        <text:p text:style-name="P2">Defined in detail the structure of the solution to be developed.</text:p>
        <text:h text:style-name="Heading_20_2" text:outline-level="2">Solution</text:h>
        <text:p text:style-name="P2">Described the solution fully using appropriate and accurate algorithms justifying how these algorithms form a complete solution to the problem.</text:p>
        <text:h text:style-name="Heading_20_2" text:outline-level="2">Usability Features</text:h>
        <text:p text:style-name="P2">Described, justifying choices made, the usability features to be included in the solution.</text:p>
        <text:h text:style-name="Heading_20_2" text:outline-level="2">Data Structures</text:h>
        <text:p text:style-name="P3"><text:span text:style-name="T1">Identified and justified the key variables / data structures / classes (as appropriate to the proposed solution) justifying and explaining any necessary validation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ter" svg:font-family="Bitter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ans" fo:font-size="10.5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0.5pt" fo:language="en" fo:country="GB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ter" fo:font-family="Bitter" fo:font-size="18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cdda1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0.5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fo:language="zxx" fo:country="none" style:font-size-asian="12pt" style:language-asian="zxx" style:country-asian="none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9.5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-left="0cm" fo:padding-right="0cm" fo:padding-top="0cm" fo:padding-bottom="0.101cm" fo:border-left="none" fo:border-right="none" fo:border-top="none" fo:border-bottom="0.14pt solid #808080" style:join-border="false"/>
      <style:text-properties fo:font-size="18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normal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fo:padding-left="0cm" fo:padding-right="0cm" fo:padding-top="0cm" fo:padding-bottom="0.101cm" fo:border-left="none" fo:border-right="none" fo:border-top="none" fo:border-bottom="0.14pt solid #808080" text:number-lines="false" text:line-number="0" style:join-border="false"/>
      <style:text-properties fo:font-size="18pt" fo:font-weight="normal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01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padding="0.101cm" fo:border="none" text:number-lines="false" text:line-number="0"/>
      <style:text-properties fo:font-weight="bold" style:font-weight-asian="bold" style:font-weight-complex="bold"/>
    </style:style>
    <style:style style:name="Heading_20_1_20_Hidden" style:display-name="Heading 1 Hidden" style:family="paragraph" loext:hidden="true" style:hidden="true" style:parent-style-name="Heading_20_1" style:default-outline-level="" style:list-style-name="" style:class="html"/>
    <style:style style:name="Heading_20_2_20_Hidden" style:display-name="Heading 2 Hidden" style:family="paragraph" loext:hidden="true" style:hidden="true" style:parent-style-name="Heading_20_2" style:default-outline-level="" style:list-style-name="" style:class="html"/>
    <style:style style:name="Heading_20_3_20_Hidden" style:display-name="Heading 3 Hidden" style:family="paragraph" loext:hidden="true" style:hidden="true" style:parent-style-name="Heading_20_3" style:default-outline-level="" style:list-style-name="" style:class="html"/>
    <style:style style:name="Heading_20_4_20_Hidden" style:display-name="Heading 4 Hidden" style:family="paragraph" loext:hidden="true" style:hidden="true" style:parent-style-name="Heading_20_4" style:default-outline-level="" style:list-style-name="" style:class="html"/>
    <style:style style:name="Heading_20_5_20_Hidden" style:display-name="Heading 5 Hidden" style:family="paragraph" loext:hidden="true" style:hidden="true" style:parent-style-name="Heading_20_5" style:default-outline-level="" style:list-style-name="" style:class="html"/>
    <style:style style:name="Heading_20_6_20_Hidden" style:display-name="Heading 6 Hidden" style:family="paragraph" loext:hidden="true" style:hidden="true" style:parent-style-name="Heading_20_6" style:default-outline-level="" style:list-style-name="" style:class="html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3:30:10.709747041</meta:creation-date>
    <dc:title>Custom</dc:title>
    <meta:editing-duration>PT9M46S</meta:editing-duration>
    <meta:editing-cycles>2</meta:editing-cycles>
    <meta:generator>LibreOffice/7.4.3.2$Linux_X86_64 LibreOffice_project/40$Build-2</meta:generator>
    <dc:date>2022-11-28T13:39:56.419889634</dc:date>
    <meta:document-statistic meta:table-count="0" meta:image-count="0" meta:object-count="0" meta:page-count="1" meta:paragraph-count="25" meta:word-count="224" meta:character-count="1644" meta:non-whitespace-character-count="1445"/>
    <meta:template xlink:type="simple" xlink:actuate="onRequest" xlink:title="Custom" xlink:href="../../../../../home/noah/.config/libreoffice/4/user/template/Custom1.ott" meta:date="2022-11-28T13:30:10.401411994"/>
  </office:meta>
</office:document-meta>
</file>